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Roboto" svg:font-family="Roboto, Arial, sans-serif"/>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90976" officeooo:paragraph-rsid="00090976"/>
    </style:style>
    <style:style style:name="P2" style:family="paragraph" style:parent-style-name="Standard">
      <style:text-properties fo:font-style="italic" officeooo:rsid="00090976" officeooo:paragraph-rsid="00090976" style:font-style-asian="italic" style:font-style-complex="italic"/>
    </style:style>
    <style:style style:name="P3" style:family="paragraph" style:parent-style-name="Standard">
      <style:text-properties fo:font-size="12pt" fo:font-weight="normal" officeooo:rsid="00090976" officeooo:paragraph-rsid="00090976" style:font-size-asian="10.5pt" style:font-weight-asian="normal" style:font-size-complex="12pt" style:font-weight-complex="normal"/>
    </style:style>
    <style:style style:name="P4" style:family="paragraph" style:parent-style-name="Standard">
      <style:text-properties fo:font-size="12pt" fo:font-weight="normal" officeooo:rsid="0009d4f0" officeooo:paragraph-rsid="0009d4f0" style:font-size-asian="10.5pt" style:font-weight-asian="normal" style:font-size-complex="12pt" style:font-weight-complex="normal"/>
    </style:style>
    <style:style style:name="P5" style:family="paragraph" style:parent-style-name="Standard">
      <style:text-properties fo:font-size="12pt" fo:font-weight="normal" officeooo:rsid="0009fd61" officeooo:paragraph-rsid="0009fd61" style:font-size-asian="10.5pt" style:font-weight-asian="normal" style:font-size-complex="12pt" style:font-weight-complex="normal"/>
    </style:style>
    <style:style style:name="P6" style:family="paragraph" style:parent-style-name="Standard">
      <style:text-properties fo:font-size="12pt" fo:font-weight="normal" officeooo:rsid="000bf9bd" officeooo:paragraph-rsid="000bf9bd" style:font-size-asian="10.5pt" style:font-weight-asian="normal" style:font-size-complex="12pt" style:font-weight-complex="normal"/>
    </style:style>
    <style:style style:name="T1" style:family="text">
      <style:text-properties fo:font-size="20pt" style:font-size-asian="20pt" style:font-size-complex="20pt"/>
    </style:style>
    <style:style style:name="T2" style:family="text">
      <style:text-properties fo:font-size="20pt" fo:font-weight="bold" style:font-size-asian="20pt" style:font-weight-asian="bold" style:font-size-complex="20pt" style:font-weight-complex="bold"/>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Galeasso Federico<text:tab/><text:tab/><text:tab/><text:tab/><text:tab/>3C<text:tab/><text:tab/><text:tab/><text:tab/><text:tab/>23/2/2022</text:p>
      <text:p text:style-name="P1"/>
      <text:p text:style-name="P1"><text:tab/><text:tab/><text:tab/><text:tab/> <text:s text:c="4"/></text:p>
      <text:p text:style-name="P1"><text:span text:style-name="T2"><text:tab/><text:tab/><text:tab/><text:tab/> <text:s/>Black Mirror questions</text:span></text:p>
      <text:p text:style-name="P1"><text:span text:style-name="T2"/></text:p>
      <text:p text:style-name="P3">1) <text:span text:style-name="T4">Do you think that being popular on social network is important?</text:span></text:p>
      <text:p text:style-name="P3">In my opinion being popular on social media is not important. I also use social networks, like Instagram, but I'm not obsessed with being popular. I use it to see other people's stories and posts.</text:p>
      <text:p text:style-name="P3"/>
      <text:p text:style-name="P3">2) When you meet someone for the first time, do you usually check his/her social network accounts?</text:p>
      <text:p text:style-name="P3">Sometimes, when I meet someone new, I check their social media accounts. I do this just to see his posts and stories, but I definitely don't care what he does on social media.</text:p>
      <text:p text:style-name="P3"/>
      <text:p text:style-name="P4">3) How do you feel when a picture or a status you posted is appreciated by your followers?</text:p>
      <text:p text:style-name="P4">I like when a photo or status is liked by my followers. It means that he liked what I did and what I posted as a story or as a post.</text:p>
      <text:p text:style-name="P4"/>
      <text:p text:style-name="P4">4) When you are doing or you are seeing something new, beautiful or exciting do you normally take pictures to share on social networks or do you prefer enjoying the experience without taking any photos?</text:p>
      <text:p text:style-name="P4">I personally like taking pictures a lot. In my opinion, photos are memories to keep close. I definitely prefer to enjoy the adventure and later take the pictures. Usually I don't place them, I keep them in the gallery.</text:p>
      <text:p text:style-name="P4"/>
      <text:p text:style-name="P4">5) What did you find most interesting about the episode?</text:p>
      <text:p text:style-name="P4">I really enjoyed the Black Mirror episode and watched it eagerly. I especially liked the scene of Lacie going to the wedding and giving the speech even though she had low reviews.</text:p>
      <text:p text:style-name="P4"/>
      <text:p text:style-name="P5">6) In which character do you reflect yourself the most? Why?</text:p>
      <text:p text:style-name="P5">With the fact that we've only seen one episode, it makes it hard for me to mirror myself into a Black Mirror character. But I really liked Lacie's determination.</text:p>
      <text:p text:style-name="P5"/>
      <text:p text:style-name="P6">7) Would you like to live in a society where your rights are directly linked to the popularity of your social networks?</text:p>
      <text:p text:style-name="P6">No, I wouldn't like to live in such a society. It would be really bad to be judged by people based on a star rating. You have to deserve the popularity.</text:p>
      <text:p text:style-name="P3"/>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Roboto" svg:font-family="Roboto, Arial, sans-serif"/>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23T16:32:46.905245210</meta:creation-date>
    <dc:date>2022-02-23T17:08:49.066281805</dc:date>
    <meta:editing-duration>PT5M31S</meta:editing-duration>
    <meta:editing-cycles>1</meta:editing-cycles>
    <meta:document-statistic meta:table-count="0" meta:image-count="0" meta:object-count="0" meta:page-count="1" meta:paragraph-count="17" meta:word-count="362" meta:character-count="1979" meta:non-whitespace-character-count="1610"/>
    <meta:generator>LibreOffice/7.1.7.2$Linux_X86_64 LibreOffice_project/10$Build-2</meta:generator>
  </office:meta>
</office:document-meta>
</file>